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fo:color="#4472C4"/>
    </style:style>
    <style:style style:name="ce4" style:family="table-cell" style:parent-style-name="Default" style:data-style-name="N0">
      <style:text-properties fo:color="#4472C4"/>
    </style:style>
    <style:style style:name="ce5" style:family="table-cell" style:parent-style-name="Default" style:data-style-name="N0">
      <style:text-properties fo:color="#548235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table:style-name="ce1"/>
          <table:table-cell office:value-type="string" table:style-name="ce1">
            <text:p>Hashtag</text:p>
          </table:table-cell>
          <table:table-cell office:value-type="string" table:style-name="ce1">
            <text:p>Number of messages per hashtag</text:p>
          </table:table-cell>
          <table:table-cell office:value-type="string" table:style-name="ce1">
            <text:p>Size of total dataset</text:p>
          </table:table-cell>
          <table:table-cell office:value-type="string" table:style-name="ce4">
            <text:p>Precison</text:p>
          </table:table-cell>
          <table:table-cell office:value-type="string" table:style-name="ce4">
            <text:p>Recall</text:p>
          </table:table-cell>
          <table:table-cell office:value-type="string" table:style-name="ce1">
            <text:p>Two topics</text:p>
          </table:table-cell>
          <table:table-cell office:value-type="string" table:style-name="ce1">
            <text:p>Three topics</text:p>
          </table:table-cell>
          <table:table-cell table:number-columns-repeated="2" table:style-name="ce1"/>
          <table:table-cell office:value-type="string" table:style-name="ce1">
            <text:p>Number of messages per hashtag</text:p>
          </table:table-cell>
          <table:table-cell office:value-type="string" table:style-name="ce1">
            <text:p>Size of total dataset</text:p>
          </table:table-cell>
          <table:table-cell office:value-type="string" table:style-name="ce4">
            <text:p>Precison</text:p>
          </table:table-cell>
          <table:table-cell office:value-type="string" table:style-name="ce4">
            <text:p>Recall</text:p>
          </table:table-cell>
          <table:table-cell office:value-type="string" table:style-name="ce1">
            <text:p>Four topics</text:p>
          </table:table-cell>
          <table:table-cell office:value-type="string" table:style-name="ce1">
            <text:p>Five topics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Rwanda</text:p>
          </table:table-cell>
          <table:table-cell office:value-type="float" office:value="2928" table:style-name="ce1">
            <text:p>2928</text:p>
          </table:table-cell>
          <table:table-cell office:value-type="float" office:value="0.12533710029536407" table:formula="of:=100/[.C18]*[.C2]/100" table:style-name="ce1">
            <text:p>0,1253371</text:p>
          </table:table-cell>
          <table:table-cell office:value-type="float" office:value="0.59399999999999997" table:style-name="ce3">
            <text:p>0,594</text:p>
          </table:table-cell>
          <table:table-cell office:value-type="float" office:value="0.50600000000000001" table:style-name="ce3">
            <text:p>0,506</text:p>
          </table:table-cell>
          <table:table-cell office:value-type="float" office:value="7.4450237575446263E-2" table:formula="of:=[.D2]*[.E2]" table:style-name="ce1">
            <text:p>0,074450238</text:p>
          </table:table-cell>
          <table:table-cell office:value-type="float" office:value="6.3420572749454215E-2" table:formula="of:=[.D2]*[.F2]" table:style-name="ce1">
            <text:p>0,063420573</text:p>
          </table:table-cell>
          <table:table-cell table:style-name="ce1"/>
          <table:table-cell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Ndondeza</text:p>
          </table:table-cell>
          <table:table-cell office:value-type="float" office:value="2841" table:style-name="ce1">
            <text:p>2841</text:p>
          </table:table-cell>
          <table:table-cell office:value-type="float" office:value="0.12161294465134198" table:formula="of:=100/[.C18]*[.C3]/100" table:style-name="ce1">
            <text:p>0,121612945</text:p>
          </table:table-cell>
          <table:table-cell office:value-type="float" office:value="0.60699999999999998" table:style-name="ce3">
            <text:p>0,607</text:p>
          </table:table-cell>
          <table:table-cell office:value-type="float" office:value="0.52100000000000002" table:style-name="ce3">
            <text:p>0,521</text:p>
          </table:table-cell>
          <table:table-cell office:value-type="float" office:value="7.3819057403364585E-2" table:formula="of:=[.D3]*[.E3]" table:style-name="ce1">
            <text:p>0,073819057</text:p>
          </table:table-cell>
          <table:table-cell office:value-type="float" office:value="6.336034416334918E-2" table:formula="of:=[.D3]*[.F3]" table:style-name="ce1">
            <text:p>0,06336034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Nkurunziza</text:p>
          </table:table-cell>
          <table:table-cell office:value-type="float" office:value="2543" table:style-name="ce1">
            <text:p>2543</text:p>
          </table:table-cell>
          <table:table-cell office:value-type="float" office:value="0.1088566414108985" table:formula="of:=100/[.C18]*[.C4]/100" table:style-name="ce1">
            <text:p>0,108856641</text:p>
          </table:table-cell>
          <table:table-cell office:value-type="float" office:value="0.61599999999999999" table:style-name="ce3">
            <text:p>0,616</text:p>
          </table:table-cell>
          <table:table-cell office:value-type="float" office:value="0.53100000000000003" table:style-name="ce3">
            <text:p>0,531</text:p>
          </table:table-cell>
          <table:table-cell office:value-type="float" office:value="6.7055691109113469E-2" table:formula="of:=[.D4]*[.E4]" table:style-name="ce1">
            <text:p>0,067055691</text:p>
          </table:table-cell>
          <table:table-cell office:value-type="float" office:value="5.7802876589187105E-2" table:formula="of:=[.D4]*[.F4]" table:style-name="ce1">
            <text:p>0,057802877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indumuja</text:p>
          </table:table-cell>
          <table:table-cell office:value-type="float" office:value="2313" table:style-name="ce1">
            <text:p>2313</text:p>
          </table:table-cell>
          <table:table-cell office:value-type="float" office:value="9.9011172466932057E-2" table:formula="of:=100/[.C18]*[.C5]/100" table:style-name="ce1">
            <text:p>0,099011172</text:p>
          </table:table-cell>
          <table:table-cell office:value-type="float" office:value="0.6" table:style-name="ce3">
            <text:p>0,6</text:p>
          </table:table-cell>
          <table:table-cell office:value-type="float" office:value="0.54100000000000004" table:style-name="ce3">
            <text:p>0,541</text:p>
          </table:table-cell>
          <table:table-cell office:value-type="float" office:value="5.940670348015923E-2" table:formula="of:=[.D5]*[.E5]" table:style-name="ce1">
            <text:p>0,059406703</text:p>
          </table:table-cell>
          <table:table-cell office:value-type="float" office:value="5.3565044304610246E-2" table:formula="of:=[.D5]*[.F5]" table:style-name="ce1">
            <text:p>0,05356504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bagbo</text:p>
          </table:table-cell>
          <table:table-cell office:value-type="float" office:value="1617" table:style-name="ce1">
            <text:p>1617</text:p>
          </table:table-cell>
          <table:table-cell office:value-type="float" office:value="6.9217927314755359E-2" table:formula="of:=100/[.C18]*[.C6]/100" table:style-name="ce1">
            <text:p>0,069217927</text:p>
          </table:table-cell>
          <table:table-cell office:value-type="float" office:value="0.63700000000000001" table:style-name="ce3">
            <text:p>0,637</text:p>
          </table:table-cell>
          <table:table-cell office:value-type="float" office:value="0.56399999999999995" table:style-name="ce3">
            <text:p>0,564</text:p>
          </table:table-cell>
          <table:table-cell office:value-type="float" office:value="4.4091819699499164E-2" table:formula="of:=[.D6]*[.E6]" table:style-name="ce1">
            <text:p>0,04409182</text:p>
          </table:table-cell>
          <table:table-cell office:value-type="float" office:value="3.9038911005522016E-2" table:formula="of:=[.D6]*[.F6]" table:style-name="ce1">
            <text:p>0,039038911</text:p>
          </table:table-cell>
          <table:table-cell table:number-columns-repeated="2" table:style-name="ce1"/>
          <table:table-cell office:value-type="float" office:value="1617" table:style-name="ce1">
            <text:p>1617</text:p>
          </table:table-cell>
          <table:table-cell office:value-type="float" office:value="0.14151934185191667" table:formula="of:=100/[.K18]*[.K6]/100" table:style-name="ce1">
            <text:p>0,141519342</text:p>
          </table:table-cell>
          <table:table-cell office:value-type="float" office:value="0.39200000000000002" table:style-name="ce3">
            <text:p>0,392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5.5475582005951339E-2" table:formula="of:=[.L6]*[.M6]" table:style-name="ce1">
            <text:p>0,055475582</text:p>
          </table:table-cell>
          <table:table-cell office:value-type="float" office:value="3.9625415718536672E-2" table:formula="of:=[.L6]*[.N6]" table:style-name="ce1">
            <text:p>0,039625416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BJP</text:p>
          </table:table-cell>
          <table:table-cell office:value-type="float" office:value="1483" table:style-name="ce1">
            <text:p>1483</text:p>
          </table:table-cell>
          <table:table-cell office:value-type="float" office:value="6.3481871495227077E-2" table:formula="of:=100/[.C18]*[.C7]/100" table:style-name="ce1">
            <text:p>0,063481871</text:p>
          </table:table-cell>
          <table:table-cell office:value-type="float" office:value="0.622" table:style-name="ce3">
            <text:p>0,622</text:p>
          </table:table-cell>
          <table:table-cell office:value-type="float" office:value="0.55400000000000005" table:style-name="ce3">
            <text:p>0,554</text:p>
          </table:table-cell>
          <table:table-cell office:value-type="float" office:value="3.9485724070031245E-2" table:formula="of:=[.D7]*[.E7]" table:style-name="ce1">
            <text:p>0,039485724</text:p>
          </table:table-cell>
          <table:table-cell office:value-type="float" office:value="3.51689568083558E-2" table:formula="of:=[.D7]*[.F7]" table:style-name="ce1">
            <text:p>0,035168957</text:p>
          </table:table-cell>
          <table:table-cell table:number-columns-repeated="2" table:style-name="ce1"/>
          <table:table-cell office:value-type="float" office:value="1483" table:style-name="ce1">
            <text:p>1483</text:p>
          </table:table-cell>
          <table:table-cell office:value-type="float" office:value="0.12979170313320496" table:formula="of:=100/[.K18]*[.K7]/100" table:style-name="ce1">
            <text:p>0,129791703</text:p>
          </table:table-cell>
          <table:table-cell office:value-type="float" office:value="0.38600000000000001" table:style-name="ce3">
            <text:p>0,386</text:p>
          </table:table-cell>
          <table:table-cell office:value-type="float" office:value="0.27300000000000002" table:style-name="ce3">
            <text:p>0,273</text:p>
          </table:table-cell>
          <table:table-cell office:value-type="float" office:value="5.0099597409417114E-2" table:formula="of:=[.L7]*[.M7]" table:style-name="ce1">
            <text:p>0,050099597</text:p>
          </table:table-cell>
          <table:table-cell office:value-type="float" office:value="3.5433134955364959E-2" table:formula="of:=[.L7]*[.N7]" table:style-name="ce1">
            <text:p>0,035433135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Affiliate</text:p>
          </table:table-cell>
          <table:table-cell office:value-type="float" office:value="1456" table:style-name="ce1">
            <text:p>1456</text:p>
          </table:table-cell>
          <table:table-cell office:value-type="float" office:value="6.2326099053978845E-2" table:formula="of:=100/[.C18]*[.C8]/100" table:style-name="ce1">
            <text:p>0,062326099</text:p>
          </table:table-cell>
          <table:table-cell office:value-type="float" office:value="0.61099999999999999" table:style-name="ce3">
            <text:p>0,611</text:p>
          </table:table-cell>
          <table:table-cell office:value-type="float" office:value="0.55400000000000005" table:style-name="ce3">
            <text:p>0,554</text:p>
          </table:table-cell>
          <table:table-cell office:value-type="float" office:value="3.8081246521981076E-2" table:formula="of:=[.D8]*[.E8]" table:style-name="ce1">
            <text:p>0,038081247</text:p>
          </table:table-cell>
          <table:table-cell office:value-type="float" office:value="3.4528658875904283E-2" table:formula="of:=[.D8]*[.F8]" table:style-name="ce1">
            <text:p>0,034528659</text:p>
          </table:table-cell>
          <table:table-cell table:number-columns-repeated="2" table:style-name="ce1"/>
          <table:table-cell office:value-type="float" office:value="1456" table:style-name="ce1">
            <text:p>1456</text:p>
          </table:table-cell>
          <table:table-cell office:value-type="float" office:value="0.1274286714510765" table:formula="of:=100/[.K18]*[.K8]/100" table:style-name="ce1">
            <text:p>0,127428671</text:p>
          </table:table-cell>
          <table:table-cell office:value-type="float" office:value="0.42099999999999999" table:style-name="ce3">
            <text:p>0,421</text:p>
          </table:table-cell>
          <table:table-cell office:value-type="float" office:value="0.28299999999999997" table:style-name="ce3">
            <text:p>0,283</text:p>
          </table:table-cell>
          <table:table-cell office:value-type="float" office:value="5.3647470680903205E-2" table:formula="of:=[.L8]*[.M8]" table:style-name="ce1">
            <text:p>0,053647471</text:p>
          </table:table-cell>
          <table:table-cell office:value-type="float" office:value="3.606231402065465E-2" table:formula="of:=[.L8]*[.N8]" table:style-name="ce1">
            <text:p>0,036062314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Referendum2018</text:p>
          </table:table-cell>
          <table:table-cell office:value-type="float" office:value="1454" table:style-name="ce1">
            <text:p>1454</text:p>
          </table:table-cell>
          <table:table-cell office:value-type="float" office:value="6.2240486280553051E-2" table:formula="of:=100/[.C18]*[.C9]/100" table:style-name="ce1">
            <text:p>0,062240486</text:p>
          </table:table-cell>
          <table:table-cell office:value-type="float" office:value="0.64100000000000001" table:style-name="ce3">
            <text:p>0,641</text:p>
          </table:table-cell>
          <table:table-cell office:value-type="float" office:value="0.57299999999999995" table:style-name="ce3">
            <text:p>0,573</text:p>
          </table:table-cell>
          <table:table-cell office:value-type="float" office:value="3.9896151705834507E-2" table:formula="of:=[.D9]*[.E9]" table:style-name="ce1">
            <text:p>0,039896152</text:p>
          </table:table-cell>
          <table:table-cell office:value-type="float" office:value="3.5663798638756898E-2" table:formula="of:=[.D9]*[.F9]" table:style-name="ce1">
            <text:p>0,035663799</text:p>
          </table:table-cell>
          <table:table-cell table:number-columns-repeated="2" table:style-name="ce1"/>
          <table:table-cell office:value-type="float" office:value="1454" table:style-name="ce1">
            <text:p>1454</text:p>
          </table:table-cell>
          <table:table-cell office:value-type="float" office:value="0.1272536320672151" table:formula="of:=100/[.K18]*[.K9]/100" table:style-name="ce1">
            <text:p>0,127253632</text:p>
          </table:table-cell>
          <table:table-cell office:value-type="float" office:value="0.4" table:style-name="ce3">
            <text:p>0,4</text:p>
          </table:table-cell>
          <table:table-cell office:value-type="float" office:value="0.28599999999999998" table:style-name="ce3">
            <text:p>0,286</text:p>
          </table:table-cell>
          <table:table-cell office:value-type="float" office:value="5.0901452826886046E-2" table:formula="of:=[.L9]*[.M9]" table:style-name="ce1">
            <text:p>0,050901453</text:p>
          </table:table-cell>
          <table:table-cell office:value-type="float" office:value="3.6394538771223513E-2" table:formula="of:=[.L9]*[.N9]" table:style-name="ce1">
            <text:p>0,036394539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JNU</text:p>
          </table:table-cell>
          <table:table-cell office:value-type="float" office:value="1417" table:style-name="ce1">
            <text:p>1417</text:p>
          </table:table-cell>
          <table:table-cell office:value-type="float" office:value="6.0656649972175847E-2" table:formula="of:=100/[.C18]*[.C10]/100" table:style-name="ce1">
            <text:p>0,06065665</text:p>
          </table:table-cell>
          <table:table-cell office:value-type="float" office:value="0.66" table:style-name="ce3">
            <text:p>0,66</text:p>
          </table:table-cell>
          <table:table-cell office:value-type="float" office:value="0.55600000000000005" table:style-name="ce3">
            <text:p>0,556</text:p>
          </table:table-cell>
          <table:table-cell office:value-type="float" office:value="4.003338898163606E-2" table:formula="of:=[.D10]*[.E10]" table:style-name="ce1">
            <text:p>0,040033389</text:p>
          </table:table-cell>
          <table:table-cell office:value-type="float" office:value="3.3725097384529772E-2" table:formula="of:=[.D10]*[.F10]" table:style-name="ce1">
            <text:p>0,033725097</text:p>
          </table:table-cell>
          <table:table-cell table:number-columns-repeated="2" table:style-name="ce1"/>
          <table:table-cell office:value-type="float" office:value="1417" table:style-name="ce1">
            <text:p>1417</text:p>
          </table:table-cell>
          <table:table-cell office:value-type="float" office:value="0.1240154034657798" table:formula="of:=100/[.K18]*[.K10]/100" table:style-name="ce1">
            <text:p>0,124015403</text:p>
          </table:table-cell>
          <table:table-cell office:value-type="float" office:value="0.40899999999999997" table:style-name="ce3">
            <text:p>0,409</text:p>
          </table:table-cell>
          <table:table-cell office:value-type="float" office:value="0.28599999999999998" table:style-name="ce3">
            <text:p>0,286</text:p>
          </table:table-cell>
          <table:table-cell office:value-type="float" office:value="5.0722300017503934E-2" table:formula="of:=[.L10]*[.M10]" table:style-name="ce1">
            <text:p>0,0507223</text:p>
          </table:table-cell>
          <table:table-cell office:value-type="float" office:value="3.5468405391213022E-2" table:formula="of:=[.L10]*[.N10]" table:style-name="ce1">
            <text:p>0,035468405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Imbonerakure</text:p>
          </table:table-cell>
          <table:table-cell office:value-type="float" office:value="1350" table:style-name="ce1">
            <text:p>1350</text:p>
          </table:table-cell>
          <table:table-cell office:value-type="float" office:value="5.7788622062411713E-2" table:formula="of:=100/[.C18]*[.C11]/100" table:style-name="ce1">
            <text:p>0,057788622</text:p>
          </table:table-cell>
          <table:table-cell office:value-type="float" office:value="0.65700000000000003" table:style-name="ce3">
            <text:p>0,657</text:p>
          </table:table-cell>
          <table:table-cell office:value-type="float" office:value="0.6" table:style-name="ce3">
            <text:p>0,6</text:p>
          </table:table-cell>
          <table:table-cell office:value-type="float" office:value="3.7967124695004496E-2" table:formula="of:=[.D11]*[.E11]" table:style-name="ce1">
            <text:p>0,037967125</text:p>
          </table:table-cell>
          <table:table-cell office:value-type="float" office:value="3.4673173237447029E-2" table:formula="of:=[.D11]*[.F11]" table:style-name="ce1">
            <text:p>0,034673173</text:p>
          </table:table-cell>
          <table:table-cell table:number-columns-repeated="2" table:style-name="ce1"/>
          <table:table-cell office:value-type="float" office:value="1350" table:style-name="ce1">
            <text:p>1350</text:p>
          </table:table-cell>
          <table:table-cell office:value-type="float" office:value="0.11815158410642393" table:formula="of:=100/[.K18]*[.K11]/100" table:style-name="ce1">
            <text:p>0,118151584</text:p>
          </table:table-cell>
          <table:table-cell office:value-type="float" office:value="0.41799999999999998" table:style-name="ce3">
            <text:p>0,418</text:p>
          </table:table-cell>
          <table:table-cell office:value-type="float" office:value="0.29399999999999998" table:style-name="ce3">
            <text:p>0,294</text:p>
          </table:table-cell>
          <table:table-cell office:value-type="float" office:value="4.9387362156485197E-2" table:formula="of:=[.L11]*[.M11]" table:style-name="ce1">
            <text:p>0,049387362</text:p>
          </table:table-cell>
          <table:table-cell office:value-type="float" office:value="3.4736565727288636E-2" table:formula="of:=[.L11]*[.N11]" table:style-name="ce1">
            <text:p>0,034736566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BSP</text:p>
          </table:table-cell>
          <table:table-cell office:value-type="float" office:value="1344" table:style-name="ce1">
            <text:p>1344</text:p>
          </table:table-cell>
          <table:table-cell office:value-type="float" office:value="5.7531783742134322E-2" table:formula="of:=100/[.C18]*[.C12]/100" table:style-name="ce1">
            <text:p>0,057531784</text:p>
          </table:table-cell>
          <table:table-cell office:value-type="float" office:value="0.59699999999999998" table:style-name="ce3">
            <text:p>0,597</text:p>
          </table:table-cell>
          <table:table-cell office:value-type="float" office:value="0.54300000000000004" table:style-name="ce3">
            <text:p>0,543</text:p>
          </table:table-cell>
          <table:table-cell office:value-type="float" office:value="3.4346474894054187E-2" table:formula="of:=[.D12]*[.E12]" table:style-name="ce1">
            <text:p>0,034346475</text:p>
          </table:table-cell>
          <table:table-cell office:value-type="float" office:value="3.1239758571978939E-2" table:formula="of:=[.D12]*[.F12]" table:style-name="ce1">
            <text:p>0,031239759</text:p>
          </table:table-cell>
          <table:table-cell table:number-columns-repeated="2" table:style-name="ce1"/>
          <table:table-cell office:value-type="float" office:value="1344" table:style-name="ce1">
            <text:p>1344</text:p>
          </table:table-cell>
          <table:table-cell office:value-type="float" office:value="0.11762646595483982" table:formula="of:=100/[.K18]*[.K12]/100" table:style-name="ce1">
            <text:p>0,117626466</text:p>
          </table:table-cell>
          <table:table-cell office:value-type="float" office:value="0.41199999999999998" table:style-name="ce3">
            <text:p>0,412</text:p>
          </table:table-cell>
          <table:table-cell office:value-type="float" office:value="0.28399999999999997" table:style-name="ce3">
            <text:p>0,284</text:p>
          </table:table-cell>
          <table:table-cell office:value-type="float" office:value="4.8462103973394004E-2" table:formula="of:=[.L12]*[.M12]" table:style-name="ce1">
            <text:p>0,048462104</text:p>
          </table:table-cell>
          <table:table-cell office:value-type="float" office:value="3.3405916331174505E-2" table:formula="of:=[.L12]*[.N12]" table:style-name="ce1">
            <text:p>0,033405916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Bemba</text:p>
          </table:table-cell>
          <table:table-cell office:value-type="float" office:value="1310" table:style-name="ce1">
            <text:p>1310</text:p>
          </table:table-cell>
          <table:table-cell office:value-type="float" office:value="5.6076366593895803E-2" table:formula="of:=100/[.C18]*[.C13]/100" table:style-name="ce1">
            <text:p>0,056076367</text:p>
          </table:table-cell>
          <table:table-cell office:value-type="float" office:value="0.59599999999999997" table:style-name="ce3">
            <text:p>0,596</text:p>
          </table:table-cell>
          <table:table-cell office:value-type="float" office:value="0.58399999999999996" table:style-name="ce3">
            <text:p>0,584</text:p>
          </table:table-cell>
          <table:table-cell office:value-type="float" office:value="3.3421514489961897E-2" table:formula="of:=[.D13]*[.E13]" table:style-name="ce1">
            <text:p>0,033421514</text:p>
          </table:table-cell>
          <table:table-cell office:value-type="float" office:value="3.2748598090835149E-2" table:formula="of:=[.D13]*[.F13]" table:style-name="ce1">
            <text:p>0,032748598</text:p>
          </table:table-cell>
          <table:table-cell table:number-columns-repeated="4" table:style-name="ce1"/>
          <table:table-cell table:number-columns-repeated="2" table:style-name="ce4"/>
          <table:table-cell office:value-type="float" office:value="0" table:formula="of:=[.L13]*[.M13]" table:style-name="ce1">
            <text:p>0</text:p>
          </table:table-cell>
          <table:table-cell office:value-type="float" office:value="0" table:formula="of:=[.L13]*[.N13]" table:style-name="ce1">
            <text:p>0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Venezuela</text:p>
          </table:table-cell>
          <table:table-cell office:value-type="float" office:value="1305" table:style-name="ce1">
            <text:p>1305</text:p>
          </table:table-cell>
          <table:table-cell office:value-type="float" office:value="5.5862334660331324E-2" table:formula="of:=100/[.C18]*[.C14]/100" table:style-name="ce1">
            <text:p>0,055862335</text:p>
          </table:table-cell>
          <table:table-cell office:value-type="float" office:value="0.65800000000000003" table:style-name="ce3">
            <text:p>0,658</text:p>
          </table:table-cell>
          <table:table-cell office:value-type="float" office:value="0.56899999999999995" table:style-name="ce3">
            <text:p>0,569</text:p>
          </table:table-cell>
          <table:table-cell office:value-type="float" office:value="3.6757416206498014E-2" table:formula="of:=[.D14]*[.E14]" table:style-name="ce1">
            <text:p>0,036757416</text:p>
          </table:table-cell>
          <table:table-cell office:value-type="float" office:value="3.1785668421728523E-2" table:formula="of:=[.D14]*[.F14]" table:style-name="ce1">
            <text:p>0,031785668</text:p>
          </table:table-cell>
          <table:table-cell table:number-columns-repeated="2" table:style-name="ce1"/>
          <table:table-cell office:value-type="float" office:value="1305" table:style-name="ce1">
            <text:p>1305</text:p>
          </table:table-cell>
          <table:table-cell office:value-type="float" office:value="0.11421319796954314" table:formula="of:=100/[.K18]*[.K14]/100" table:style-name="ce1">
            <text:p>0,114213198</text:p>
          </table:table-cell>
          <table:table-cell office:value-type="float" office:value="0.41" table:style-name="ce3">
            <text:p>0,41</text:p>
          </table:table-cell>
          <table:table-cell office:value-type="float" office:value="0.29399999999999998" table:style-name="ce3">
            <text:p>0,294</text:p>
          </table:table-cell>
          <table:table-cell office:value-type="float" office:value="4.6827411167512684E-2" table:formula="of:=[.L14]*[.M14]" table:style-name="ce1">
            <text:p>0,046827411</text:p>
          </table:table-cell>
          <table:table-cell office:value-type="float" office:value="3.3578680203045684E-2" table:formula="of:=[.L14]*[.N14]" table:style-name="ce1">
            <text:p>0,03357868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Fa-score</text:p>
          </table:table-cell>
          <table:table-cell table:number-columns-repeated="5" table:style-name="ce5"/>
          <table:table-cell office:value-type="float" office:value="0.61881255083258413" table:formula="of:=SUM([.G2:.G14])" table:style-name="ce5">
            <text:p>0,618812551</text:p>
          </table:table-cell>
          <table:table-cell office:value-type="float" office:value="0.54672145884165912" table:formula="of:=SUM([.H1:.H14])" table:style-name="ce5">
            <text:p>0,546721459</text:p>
          </table:table-cell>
          <table:table-cell table:number-columns-repeated="6" table:style-name="ce5"/>
          <table:table-cell office:value-type="float" office:value="0.40552328023805351" table:formula="of:=SUM([.O6:.O14])" table:style-name="ce5">
            <text:p>0,40552328</text:p>
          </table:table-cell>
          <table:table-cell office:value-type="float" office:value="0.28470497111850163" table:formula="of:=SUM([.P6:.P14])" table:style-name="ce5">
            <text:p>0,284704971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ze dataset</text:p>
          </table:table-cell>
          <table:table-cell table:style-name="ce1"/>
          <table:table-cell office:value-type="float" office:value="23361" table:formula="of:=SUM([.C2:.C14])" table:style-name="ce1">
            <text:p>23361</text:p>
          </table:table-cell>
          <table:table-cell table:number-columns-repeated="7" table:style-name="ce1"/>
          <table:table-cell office:value-type="float" office:value="11426" table:formula="of:=SUM([.K6:.K14])" table:style-name="ce1">
            <text:p>11426</text:p>
          </table:table-cell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User</dc:creator>
    <meta:creation-date>2020-01-26T20:56:28Z</meta:creation-date>
    <dc:date>2020-06-23T19:59:53Z</dc:date>
    <meta:editing-cycles>2</meta:editing-cycles>
    <meta:editing-duration>PT413S</meta:editing-duration>
  </office:meta>
</office:document-meta>
</file>